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pToMessageBySftp.getLoc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BySftp.ScpToMessageBySftp( boolean verbose , Session session , List aDirectoryList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ToMessageBySftp.sendDirectoryToRemote( ChannelSftp channel , Directory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pToMessageBySftp.getRemo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BySftp.sendDirectory( ChannelSftp channel , Directory cur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pToMessageBySftp.doSingleTransf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pToMessageBySftp.ScpToMessageBySftp( Session session , List aDirectoryList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BySftp.ScpToMessageBySftp( boolean verbose , Session session , File aLocalFile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ToMessageBySftp.doMultipleTransfer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cpToMessageBySftp.ScpToMessageBySftp( boolean verbose , Session session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ToMessageBySftp.ScpToMessageBySftp( Session session , File aLocalFile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BySftp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pToMessageBySftp.sendFileToRemote( ChannelSftp channel , File localFile , String remote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